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9mm"/>
    </style:style>
    <style:style style:name="co3" style:family="table-column">
      <style:table-column-properties fo:break-before="auto" style:column-width="41.2mm"/>
    </style:style>
    <style:style style:name="co4" style:family="table-column">
      <style:table-column-properties fo:break-before="auto" style:column-width="19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VL53L0X 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rv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ultiTinyStepp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L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D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CBuck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i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Wire color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X (3)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Wh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8">0000-00-00</text:date>, <text:time style:data-style-name="N2" text:time-value="08:01:44.6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6T14:27:46.575000000</meta:creation-date>
    <dc:date>2023-01-28T11:41:42.823000000</dc:date>
    <meta:editing-duration>P12DT10H22M55S</meta:editing-duration>
    <meta:editing-cycles>19</meta:editing-cycles>
    <meta:generator>LibreOffice/6.3.3.2$Windows_X86_64 LibreOffice_project/a64200df03143b798afd1ec74a12ab50359878ed</meta:generator>
    <meta:document-statistic meta:table-count="1" meta:cell-count="29" meta:object-count="0"/>
  </office:meta>
</office:document-meta>
</file>